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text-properties fo:font-size="12pt" fo:language="en" fo:country="US" style:font-name-asian="Times New Roman1" style:font-size-asian="12pt" style:language-asian="en" style:country-asian="US" style:font-name-complex="Times New Roman1" style:font-size-complex="12pt" style:language-complex="en" style:country-complex="US"/>
    </style:style>
    <style:style style:name="P3" style:family="paragraph" style:parent-style-name="Standard">
      <style:text-properties fo:font-size="12pt" fo:language="en" fo:country="US" fo:font-weight="bold" style:font-name-asian="Times New Roman1" style:font-size-asian="12pt" style:language-asian="en" style:country-asian="US" style:font-weight-asian="bold" style:font-name-complex="Times New Roman1" style:font-size-complex="12pt" style:language-complex="en" style:country-complex="US" style:font-weight-complex="bold"/>
    </style:style>
    <style:style style:name="P4" style:family="paragraph" style:parent-style-name="Standard">
      <style:text-properties fo:font-size="12pt" fo:language="en" fo:country="US" fo:font-weight="normal" style:font-name-asian="Times New Roman1" style:font-size-asian="12pt" style:language-asian="en" style:country-asian="US" style:font-weight-asian="normal" style:font-name-complex="Times New Roman1" style:font-size-complex="12pt" style:language-complex="en" style:country-complex="US" style:font-weight-complex="normal"/>
    </style:style>
    <style:style style:name="P5"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6" style:family="paragraph" style:parent-style-name="Standard">
      <style:text-properties style:font-name="Times New Roman"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8" style:family="paragraph" style:parent-style-name="Standard">
      <style:text-properties style:font-name="Times New Roman" fo:font-size="12pt" fo:font-weight="bold" style:font-size-asian="12pt" style:font-weight-asian="bold" style:font-size-complex="12pt" style:font-weight-complex="bold"/>
    </style:style>
    <style:style style:name="P9" style:family="paragraph" style:parent-style-name="Standard">
      <style:text-properties style:text-position="0% 100%" style:font-name="Times New Roman" fo:font-size="12pt" fo:font-weight="bold" style:font-size-asian="12pt" style:font-weight-asian="bold" style:font-size-complex="12pt" style:font-weight-complex="bold"/>
    </style:style>
    <style:style style:name="P10" style:family="paragraph" style:parent-style-name="Standard" style:list-style-name="L1">
      <style:text-properties fo:font-size="12pt" fo:language="en" fo:country="US" fo:font-weight="normal" style:font-name-asian="Times New Roman1" style:font-size-asian="12pt" style:language-asian="en" style:country-asian="US" style:font-weight-asian="normal" style:font-name-complex="Times New Roman1" style:font-size-complex="12pt" style:language-complex="en" style:country-complex="US" style:font-weight-complex="normal"/>
    </style:style>
    <style:style style:name="P11" style:family="paragraph" style:parent-style-name="Standard" style:list-style-name="L2">
      <style:text-properties fo:font-size="12pt" fo:language="en" fo:country="US" fo:font-weight="normal" style:font-name-asian="Times New Roman1" style:font-size-asian="12pt" style:language-asian="en" style:country-asian="US" style:font-weight-asian="normal" style:font-name-complex="Times New Roman1" style:font-size-complex="12pt" style:language-complex="en" style:country-complex="US" style:font-weight-complex="normal"/>
    </style:style>
    <style:style style:name="P12" style:family="paragraph" style:parent-style-name="Standard" style:list-style-name="L3">
      <style:text-properties fo:font-size="12pt" fo:language="en" fo:country="US" fo:font-weight="normal" style:font-name-asian="Times New Roman1" style:font-size-asian="12pt" style:language-asian="en" style:country-asian="US" style:font-weight-asian="normal" style:font-name-complex="Times New Roman1" style:font-size-complex="12pt" style:language-complex="en" style:country-complex="US" style:font-weight-complex="normal"/>
    </style:style>
    <style:style style:name="P13" style:family="paragraph" style:parent-style-name="Standard" style:list-style-name="L3">
      <style:text-properties fo:font-size="12pt" fo:language="en" fo:country="US" fo:font-weight="normal" officeooo:paragraph-rsid="00164189" style:font-name-asian="Times New Roman1" style:font-size-asian="12pt" style:language-asian="en" style:country-asian="US" style:font-weight-asian="normal" style:font-name-complex="Times New Roman1" style:font-size-complex="12pt" style:language-complex="en" style:country-complex="US" style:font-weight-complex="normal"/>
    </style:style>
    <style:style style:name="P14" style:family="paragraph" style:parent-style-name="Standard" style:list-style-name="L4">
      <style:text-properties fo:font-size="12pt" fo:language="en" fo:country="US" fo:font-weight="normal" style:font-name-asian="Times New Roman1" style:font-size-asian="12pt" style:language-asian="en" style:country-asian="US" style:font-weight-asian="normal" style:font-name-complex="Times New Roman1" style:font-size-complex="12pt" style:language-complex="en" style:country-complex="US" style:font-weight-complex="normal"/>
    </style:style>
    <style:style style:name="P15" style:family="paragraph" style:parent-style-name="Standard" style:list-style-name="L1">
      <style:text-properties fo:font-size="12pt" fo:language="en" fo:country="US" style:font-name-asian="Times New Roman1" style:font-size-asian="12pt" style:language-asian="en" style:country-asian="US" style:font-name-complex="Times New Roman1" style:font-size-complex="12pt" style:language-complex="en" style:country-complex="US"/>
    </style:style>
    <style:style style:name="P16" style:family="paragraph" style:parent-style-name="Standard" style:list-style-name="L3">
      <style:text-properties fo:font-size="12pt" fo:language="en" fo:country="US" fo:font-weight="bold" style:font-name-asian="Times New Roman1" style:font-size-asian="12pt" style:language-asian="en" style:country-asian="US" style:font-weight-asian="bold" style:font-name-complex="Times New Roman1" style:font-size-complex="12pt" style:language-complex="en" style:country-complex="US" style:font-weight-complex="bold"/>
    </style:style>
    <style:style style:name="P17" style:family="paragraph" style:parent-style-name="Standard" style:list-style-name="L4">
      <style:text-properties fo:font-size="12pt" fo:language="en" fo:country="US" fo:font-weight="bold" style:font-name-asian="Times New Roman1" style:font-size-asian="12pt" style:language-asian="en" style:country-asian="US" style:font-weight-asian="bold" style:font-name-complex="Times New Roman1" style:font-size-complex="12pt" style:language-complex="en" style:country-complex="US" style:font-weight-complex="bold"/>
    </style:style>
    <style:style style:name="P18" style:family="paragraph" style:parent-style-name="Standard" style:list-style-name="L4">
      <style:text-properties style:font-name="Times New Roman" fo:font-size="12pt" fo:font-weight="normal" style:font-size-asian="12pt" style:font-weight-asian="normal" style:font-size-complex="12pt" style:font-weight-complex="normal"/>
    </style:style>
    <style:style style:name="P19" style:family="paragraph" style:parent-style-name="Standard" style:list-style-name="L5">
      <style:text-properties style:font-name="Times New Roman" fo:font-size="12pt" fo:font-weight="normal" style:font-size-asian="12pt" style:font-weight-asian="normal" style:font-size-complex="12pt" style:font-weight-complex="normal"/>
    </style:style>
    <style:style style:name="P20" style:family="paragraph" style:parent-style-name="Standard" style:list-style-name="L6">
      <style:text-properties style:font-name="Times New Roman" fo:font-size="12pt" fo:font-weight="normal" style:font-size-asian="12pt" style:font-weight-asian="normal" style:font-size-complex="12pt" style:font-weight-complex="normal"/>
    </style:style>
    <style:style style:name="P21" style:family="paragraph" style:parent-style-name="Standard" style:list-style-name="L7">
      <style:text-properties style:font-name="Times New Roman" fo:font-size="12pt" fo:font-weight="normal" style:font-size-asian="12pt" style:font-weight-asian="normal" style:font-size-complex="12pt" style:font-weight-complex="normal"/>
    </style:style>
    <style:style style:name="P22" style:family="paragraph" style:parent-style-name="Standard" style:list-style-name="L8">
      <style:text-properties style:font-name="Times New Roman" fo:font-size="12pt" fo:font-weight="normal" style:font-size-asian="12pt" style:font-weight-asian="normal" style:font-size-complex="12pt" style:font-weight-complex="normal"/>
    </style:style>
    <style:style style:name="P23" style:family="paragraph" style:parent-style-name="Standard" style:list-style-name="L9">
      <style:text-properties style:font-name="Times New Roman" fo:font-size="12pt" fo:font-weight="normal" style:font-size-asian="12pt" style:font-weight-asian="normal" style:font-size-complex="12pt" style:font-weight-complex="normal"/>
    </style:style>
    <style:style style:name="P24" style:family="paragraph" style:parent-style-name="Standard" style:list-style-name="L4">
      <style:text-properties style:font-name="Times New Roman" fo:font-size="12pt" fo:font-weight="bold" style:font-size-asian="12pt" style:font-weight-asian="bold" style:font-size-complex="12pt" style:font-weight-complex="bold"/>
    </style:style>
    <style:style style:name="P25" style:family="paragraph" style:parent-style-name="Standard" style:list-style-name="L6">
      <style:text-properties style:font-name="Times New Roman" fo:font-size="12pt" fo:font-weight="bold" style:font-size-asian="12pt" style:font-weight-asian="bold" style:font-size-complex="12pt" style:font-weight-complex="bold"/>
    </style:style>
    <style:style style:name="P26" style:family="paragraph" style:parent-style-name="Standard" style:list-style-name="L8">
      <style:text-properties style:font-name="Times New Roman" fo:font-size="12pt" fo:font-weight="bold" style:font-size-asian="12pt" style:font-weight-asian="bold" style:font-size-complex="12pt" style:font-weight-complex="bold"/>
    </style:style>
    <style:style style:name="P27" style:family="paragraph" style:parent-style-name="Standard" style:list-style-name="L8">
      <style:text-properties style:text-position="0% 100%" style:font-name="Times New Roman" fo:font-size="12pt" fo:font-weight="bold" style:font-size-asian="12pt" style:font-weight-asian="bold" style:font-size-complex="12pt" style:font-weight-complex="bold"/>
    </style:style>
    <style:style style:name="P28" style:family="paragraph" style:parent-style-name="Standard" style:list-style-name="L9">
      <style:text-properties style:text-position="0% 100%" style:font-name="Times New Roman" fo:font-size="12pt" fo:font-weight="bold" style:font-size-asian="12pt" style:font-weight-asian="bold" style:font-size-complex="12pt" style:font-weight-complex="bold"/>
    </style:style>
    <style:style style:name="P29" style:family="paragraph" style:parent-style-name="Standard" style:list-style-name="L8">
      <style:text-properties style:text-position="0% 100%" style:font-name="Times New Roman" fo:font-size="12pt" fo:font-weight="normal" style:font-size-asian="12pt" style:font-weight-asian="normal" style:font-size-complex="12pt" style:font-weight-complex="normal"/>
    </style:style>
    <style:style style:name="P30" style:family="paragraph" style:parent-style-name="Standard" style:list-style-name="L9">
      <style:text-properties style:text-position="0% 100%" style:font-name="Times New Roman" fo:font-size="12pt" fo:font-weight="normal" style:font-size-asian="12pt" style:font-weight-asian="normal" style:font-size-complex="12pt" style:font-weight-complex="normal"/>
    </style:style>
    <style:style style:name="T1" style:family="text">
      <style:text-properties officeooo:rsid="000d08f8"/>
    </style:style>
    <style:style style:name="T2" style:family="text">
      <style:text-properties officeooo:rsid="000eb365"/>
    </style:style>
    <style:style style:name="T3" style:family="text">
      <style:text-properties officeooo:rsid="0012863d"/>
    </style:style>
    <style:style style:name="T4" style:family="text">
      <style:text-properties officeooo:rsid="00137794"/>
    </style:style>
    <style:style style:name="T5" style:family="text">
      <style:text-properties style:text-position="0% 100%"/>
    </style:style>
    <style:style style:name="T6" style:family="text">
      <style:text-properties style:text-position="0% 100%" officeooo:rsid="00164189"/>
    </style:style>
    <style:style style:name="T7" style:family="text">
      <style:text-properties officeooo:rsid="00164189"/>
    </style:style>
    <style:style style:name="T8" style:family="text">
      <style:text-properties style:text-position="super 58%" officeooo:rsid="0016418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fo:text-indent="-0.25in" fo:margin-left="-3.25in"/>
        </style:list-level-properties>
      </text:list-level-style-bullet>
      <text:list-level-style-bullet text:level="2" text:style-name="Bullet_20_Symbols" text:bullet-char="◦">
        <style:list-level-properties text:list-level-position-and-space-mode="label-alignment">
          <style:list-level-label-alignment text:label-followed-by="listtab" fo:text-indent="-0.25in" fo:margin-left="-3in"/>
        </style:list-level-properties>
      </text:list-level-style-bullet>
      <text:list-level-style-bullet text:level="3" text:style-name="Bullet_20_Symbols" text:bullet-char="▪">
        <style:list-level-properties text:list-level-position-and-space-mode="label-alignment">
          <style:list-level-label-alignment text:label-followed-by="listtab" fo:text-indent="-0.25in" fo:margin-left="-2.75in"/>
        </style:list-level-properties>
      </text:list-level-style-bullet>
      <text:list-level-style-bullet text:level="4" text:style-name="Bullet_20_Symbols" text:bullet-char="•">
        <style:list-level-properties text:list-level-position-and-space-mode="label-alignment">
          <style:list-level-label-alignment text:label-followed-by="listtab" fo:text-indent="-0.25in" fo:margin-left="-2.5in"/>
        </style:list-level-properties>
      </text:list-level-style-bullet>
      <text:list-level-style-bullet text:level="5" text:style-name="Bullet_20_Symbols" text:bullet-char="◦">
        <style:list-level-properties text:list-level-position-and-space-mode="label-alignment">
          <style:list-level-label-alignment text:label-followed-by="listtab"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fo:text-indent="-0.25in" fo:margin-left="-1.5in"/>
        </style:list-level-properties>
      </text:list-level-style-bullet>
      <text:list-level-style-bullet text:level="9" text:style-name="Bullet_20_Symbols" text:bullet-char="▪">
        <style:list-level-properties text:list-level-position-and-space-mode="label-alignment">
          <style:list-level-label-alignment text:label-followed-by="listtab" fo:text-indent="-0.25in" fo:margin-left="-1.25in"/>
        </style:list-level-properties>
      </text:list-level-style-bullet>
      <text:list-level-style-bullet text:level="10" text:style-name="Bullet_20_Symbols" text:bullet-char="•">
        <style:list-level-properties text:list-level-position-and-space-mode="label-alignment">
          <style:list-level-label-alignment text:label-followed-by="listtab" fo:text-indent="-0.25in" fo:margin-left="-1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ge Replacement</text:p>
      <text:p text:style-name="P5"/>
      <text:p text:style-name="P3">FIFO page replacement</text:p>
      <text:list xml:id="list10236088042" text:style-name="L1">
        <text:list-item>
          <text:p text:style-name="P10">Select the oldest</text:p>
        </text:list-item>
        <text:list-item>
          <text:p text:style-name="P15">Afflicted with Belady's anomaly</text:p>
          <text:list>
            <text:list-item>
              <text:p text:style-name="P15">It may so happen that the page fault rate increases for a particular pattern of memory references with an increase in the alloted frames, when typically we expect the page-faults to decrease with an increase in alloted frames</text:p>
            </text:list-item>
          </text:list>
        </text:list-item>
      </text:list>
      <text:p text:style-name="P2"/>
      <text:p text:style-name="P3">Optimal page replacement</text:p>
      <text:list xml:id="list96809555" text:style-name="L2">
        <text:list-item>
          <text:p text:style-name="P11">The page that will not be used in future for the longest time is replaced</text:p>
        </text:list-item>
        <text:list-item>
          <text:p text:style-name="P11">Guarantees the lowest possible page-fault rate for a fixed number of frames.</text:p>
        </text:list-item>
        <text:list-item>
          <text:p text:style-name="P11">However is difficult to implement as it requires future knowledge of the reference string.. Hence used mainly for comparison studies.</text:p>
        </text:list-item>
      </text:list>
      <text:p text:style-name="P4"/>
      <text:p text:style-name="P3">LRU page replacement algorithm</text:p>
      <text:list xml:id="list711394306" text:style-name="L3">
        <text:list-item>
          <text:p text:style-name="P12">Replace the least recently used page. The logic behind this is that the least recently used page has outlived its share of memory <text:span text:style-name="T1">references.</text:span></text:p>
        </text:list-item>
        <text:list-item>
          <text:p text:style-name="P12">Implementation – Require hardware support beyond TLB registers to update the clock counter or the stack on every memory reference</text:p>
          <text:list>
            <text:list-item>
              <text:p text:style-name="P16">Using clock counters</text:p>
              <text:list>
                <text:list-item>
                  <text:p text:style-name="P12">Associated with each page translation entry is a time-of-use field</text:p>
                </text:list-item>
                <text:list-item>
                  <text:p text:style-name="P12">There is a counter register which is incremented for every memory reference and its contents are copied to the corresponding time-of-use field. This gives the 'time' of the last reference to each page.</text:p>
                </text:list-item>
                <text:list-item>
                  <text:p text:style-name="P12">Disadvantages</text:p>
                  <text:list>
                    <text:list-item>
                      <text:p text:style-name="P12">Requires a search of the entire <text:span text:style-name="T2">frame</text:span> table to find the LRU page.</text:p>
                    </text:list-item>
                    <text:list-item>
                      <text:p text:style-name="P12">Every memory reference requires another one to write the time-of-use field in the page table.</text:p>
                    </text:list-item>
                  </text:list>
                </text:list-item>
              </text:list>
            </text:list-item>
            <text:list-item>
              <text:p text:style-name="P16">Using a stack</text:p>
              <text:list>
                <text:list-item>
                  <text:p text:style-name="P12">Whenever a page is referenced it is put on top of the stack.</text:p>
                  <text:list>
                    <text:list-item>
                      <text:p text:style-name="P12">If the page is being referred for the first time, it is put on top of the stack</text:p>
                    </text:list-item>
                    <text:list-item>
                      <text:p text:style-name="P12">If the page is being referred is already in the stack it is moved to the top.</text:p>
                    </text:list-item>
                  </text:list>
                </text:list-item>
                <text:list-item>
                  <text:p text:style-name="P12">The LRU page is at the bottom of the stack.</text:p>
                </text:list-item>
                <text:list-item>
                  <text:p text:style-name="P12">The stack is implemented as a doubly linked list as </text:p>
                  <text:list>
                    <text:list-item>
                      <text:p text:style-name="P12">Removal from middle is required.</text:p>
                    </text:list-item>
                    <text:list-item>
                      <text:p text:style-name="P12">Access to the bottom(tail) is required.</text:p>
                    </text:list-item>
                  </text:list>
                </text:list-item>
                <text:list-item>
                  <text:p text:style-name="P12">Contrasting to implementation using counters, no search is required to access the LRU page</text:p>
                </text:list-item>
                <text:list-item>
                  <text:p text:style-name="P12">Updation of the stack may require traversing</text:p>
                </text:list-item>
                <text:list-item>
                  <text:p text:style-name="P12">This is suitable for a software or microcode implementations of LRU replacement. ???</text:p>
                </text:list-item>
              </text:list>
            </text:list-item>
          </text:list>
        </text:list-item>
        <text:list-item>
          <text:p text:style-name="P13"><text:span text:style-name="T7">The number of page faults with a given string is the same when the reverse of the string S</text:span><text:span text:style-name="T8">r</text:span><text:span text:style-name="T6"> is considered.</text:span></text:p>
        </text:list-item>
      </text:list>
      <text:p text:style-name="P4"/>
      <text:p text:style-name="P3">LRU approximation page replacement</text:p>
      <text:list xml:id="list1470566809" text:style-name="L4">
        <text:list-item>
          <text:p text:style-name="P14">The LRU page is approximated instead of being exactly determined.</text:p>
        </text:list-item>
        <text:list-item>
          <text:p text:style-name="P14">The hardware support required is an addition reference-bit for each page-table entry. This bit is marked whenever a corresponding page is referenced.</text:p>
        </text:list-item>
        <text:list-item>
          <text:p text:style-name="P14">In all variations of the LRU approximation scheme, updation of memory on each memory <text:soft-page-break/>reference is not required unlike in the LRU schemes. This makes it the more common scheme used for page replacement</text:p>
        </text:list-item>
        <text:list-item>
          <text:p text:style-name="P17">Implementations</text:p>
          <text:list>
            <text:list-item>
              <text:p text:style-name="P17">Additional reference-bit algorithm</text:p>
              <text:list>
                <text:list-item>
                  <text:p text:style-name="P18">The operating system, driven by a regular timer interrupt, records this data for all entries in its own data structure. This data structure has the ability to store a reasonable history for each page table entry.</text:p>
                </text:list-item>
              </text:list>
            </text:list-item>
            <text:list-item>
              <text:p text:style-name="P24">Second chance algorithm or clock algorithm</text:p>
              <text:list>
                <text:list-item>
                  <text:p text:style-name="P18">Initial selection of page is done using FIFO principle.</text:p>
                </text:list-item>
                <text:list-item>
                  <text:p text:style-name="P18">If the reference-bit is set, that page is not selected. It is given a second chance. The reasoning is that it has been recently used. The reference-bit is reset so that if the page is not accessed by the next time this page is selected(through the FIFO principle) it is the candidate for replacement. In the end the page(selected in a FIFO fashion) with its reference-bit not set becomes the candidate for replacement.</text:p>
                </text:list-item>
                <text:list-item>
                  <text:p text:style-name="P18">A circular queue lends itself to this implementation</text:p>
                </text:list-item>
              </text:list>
            </text:list-item>
            <text:list-item>
              <text:p text:style-name="P24">Enhanced second chance algorithm</text:p>
              <text:list>
                <text:list-item>
                  <text:p text:style-name="P18">In addition to the reference-bit a modified-bit is used to decide on the candidate for selection.</text:p>
                </text:list-item>
                <text:list-item>
                  <text:p text:style-name="P18">This divides the pages into the following class</text:p>
                  <text:list>
                    <text:list-item>
                      <text:p text:style-name="P18">(0, 0) – Not referenced, not modified. Ideal candidate</text:p>
                    </text:list-item>
                    <text:list-item>
                      <text:p text:style-name="P18">(0, 1) – Not referenced but modified. 2nd nest candidate. Replacement entails a write to the disk of the dirty page.</text:p>
                    </text:list-item>
                    <text:list-item>
                      <text:p text:style-name="P18">(1, 0) – Referenced but not modified. Probably will be used again</text:p>
                    </text:list-item>
                    <text:list-item>
                      <text:p text:style-name="P18">(1, 1) – Referenced and modified. Probably will be used again and replacement entails a write.</text:p>
                    </text:list-item>
                  </text:list>
                </text:list-item>
                <text:list-item>
                  <text:p text:style-name="P18">A replacement entails a search for a page belonging to the lowest class relative to its contemporaries. Note that this entails a scan through the entire list.</text:p>
                </text:list-item>
              </text:list>
            </text:list-item>
          </text:list>
        </text:list-item>
      </text:list>
      <text:p text:style-name="P6"/>
      <text:p text:style-name="P8">Why LRU approximation instead of an LRU?</text:p>
      <text:list xml:id="list1901997715" text:style-name="L5">
        <text:list-item>
          <text:p text:style-name="P19">LRU requires updation of some sort of relative time information for each page in memory. Most computer systems do not provide for such extensive support(registers big enough to store time information for each page).</text:p>
        </text:list-item>
        <text:list-item>
          <text:p text:style-name="P19">LRU can also not be implemented in software by the OS as that would entail updation by software for every memory reference which would be very costly</text:p>
        </text:list-item>
        <text:list-item>
          <text:p text:style-name="P19">LRU approximation requires minimal hardware support(reference bit and its update by the paging hardware) which most systems provide</text:p>
        </text:list-item>
      </text:list>
      <text:p text:style-name="P6"/>
      <text:p text:style-name="P8">Why is the second chance algorithm called the clock algorithm?</text:p>
      <text:p text:style-name="P6">The common implementation using a circular queue and going round the list with a pointer in a FIFO fashion is the reason.</text:p>
      <text:p text:style-name="P6"/>
      <text:p text:style-name="P8">What does it imply when the pointer in the clock algorithm is moving fast?</text:p>
      <text:p text:style-name="P6">It means that by the time the pointer comes back to the frame after having erased its reference-bit in the first round, it is again referenced forcing the pointer to keep moving. This results in more scanning of the list to find a page for replacement.</text:p>
      <text:p text:style-name="P6"/>
      <text:p text:style-name="P8">What does it imply when the pointer in the clock algorithm is moving <text:span text:style-name="T3">slow</text:span>?</text:p>
      <text:p text:style-name="P6">It means that the virtual memory system is either not making references at all or is finding all <text:span text:style-name="T1">references</text:span> in the existing frames suggesting a very efficient operation.</text:p>
      <text:p text:style-name="P6"/>
      <text:p text:style-name="P8">Counting based page replacement algorithm</text:p>
      <text:list xml:id="list1254251779" text:style-name="L6">
        <text:list-item>
          <text:p text:style-name="P20"><text:soft-page-break/>Maintains a count of the number of references that have been made to each page. Replacement is made on the basis of this count.</text:p>
        </text:list-item>
        <text:list-item>
          <text:p text:style-name="P25">LFU page replacement algorithm</text:p>
          <text:list>
            <text:list-item>
              <text:p text:style-name="P20">The victim is the page with the least count, i.e. least frequently used</text:p>
            </text:list-item>
            <text:list-item>
              <text:p text:style-name="P20">Problem arises when a page is heavily used in the initial phase of the process and then never used. Solution is to shift the counts by 1 bit at regular intervals forming an exponentially decaying average usage count</text:p>
            </text:list-item>
          </text:list>
        </text:list-item>
        <text:list-item>
          <text:p text:style-name="P25">MFU</text:p>
          <text:list>
            <text:list-item>
              <text:p text:style-name="P20">Based on the argument that a page with a low count was bought in recently and is yet to be used</text:p>
            </text:list-item>
          </text:list>
        </text:list-item>
      </text:list>
      <text:list xml:id="list1842651390" text:style-name="L7">
        <text:list-item>
          <text:p text:style-name="P21"/>
        </text:list-item>
      </text:list>
      <text:p text:style-name="P8">Enhancements to page replacement algorithms</text:p>
      <text:list xml:id="list785407884" text:style-name="L8">
        <text:list-item>
          <text:p text:style-name="P26">Buffering of dirty pages</text:p>
          <text:list>
            <text:list-item>
              <text:p text:style-name="P22">When a victim frame which is dirty is chosen for replacement, the desired page is read into a free frame first so that the process can be restarted quickly. The dirty frame is written to the disk later</text:p>
            </text:list-item>
            <text:list-item>
              <text:p text:style-name="P22">When the disk is idle, dirty frames are written so that if a victim is chosen later among them, the only task to be done would be to read in the desired page.</text:p>
            </text:list-item>
          </text:list>
        </text:list-item>
        <text:list-item>
          <text:p text:style-name="P22">In the pool of free frames, remember which page contained which frame. When a page fault occurs, and the required page is contained in one of the free frames, offer it instead of reading in <text:span text:style-name="T4">the</text:span> page <text:span text:style-name="T4">afresh </text:span>from the disk</text:p>
          <text:list>
            <text:list-item>
              <text:p text:style-name="P22">This method is a useful augmentation to any page replacement algorithms, to reduce the penalty when a wrong victim page is selected.</text:p>
            </text:list-item>
          </text:list>
        </text:list-item>
        <text:list-item>
          <text:p text:style-name="P27">The VAX/VMS system uses a FIFO replacement algorithm for resident pages and a free-frame pool of recently used pages. Assume that the free-frame pool is managed using the least recently used replacement policy. Answer the following questions: </text:p>
          <text:list>
            <text:list-item>
              <text:p text:style-name="P29">If a page fault occurs and if the page does not exist in the free-frame pool, how is free space generated for the newly requested page? </text:p>
              <text:list>
                <text:list-item>
                  <text:p text:style-name="P29">One of the free-frame is selected(LRU) to be evicted and its contents are swapped out to the disk as it will not have been written to the disk yet.</text:p>
                </text:list-item>
                <text:list-item>
                  <text:p text:style-name="P29">The requested page is read into that frame.</text:p>
                </text:list-item>
              </text:list>
            </text:list-item>
            <text:list-item>
              <text:p text:style-name="P29">If a page fault occurs and if the page exists in the free-frame pool, how is the resident page set and the free-frame pool managed to make space for the requested page? </text:p>
              <text:list>
                <text:list-item>
                  <text:p text:style-name="P29">The frame containing the requested page is set up as the resident page without having to swap in the required page.</text:p>
                </text:list-item>
                <text:list-item>
                  <text:p text:style-name="P29">That frame is removed from the free-frame list.</text:p>
                </text:list-item>
              </text:list>
            </text:list-item>
            <text:list-item>
              <text:p text:style-name="P29"><text:s/>What does the system degenerate to if the number of resident pages is set to one? </text:p>
              <text:list>
                <text:list-item>
                  <text:p text:style-name="P29">LRU</text:p>
                </text:list-item>
              </text:list>
            </text:list-item>
            <text:list-item>
              <text:p text:style-name="P29">What does the system degenerate to if the number of pages in the free-frame pool is zero? </text:p>
              <text:list>
                <text:list-item>
                  <text:p text:style-name="P29">FIFO</text:p>
                </text:list-item>
              </text:list>
            </text:list-item>
          </text:list>
        </text:list-item>
      </text:list>
      <text:p text:style-name="P6"/>
      <text:p text:style-name="P9">Classifications of page replacement algorithms based on selection of replacement frames</text:p>
      <text:list xml:id="list1705609499" text:style-name="L9">
        <text:list-item>
          <text:p text:style-name="P28">Global replacement</text:p>
          <text:list>
            <text:list-item>
              <text:p text:style-name="P30">A process can select a replacement frame from the set of all frames</text:p>
            </text:list-item>
            <text:list-item>
              <text:p text:style-name="P30">Enables a process to increase its allocation</text:p>
            </text:list-item>
            <text:list-item>
              <text:p text:style-name="P30">Problem is that the page-fault rate of a process is determined not only by its behaviour but also on the paging behaviour of other processes.</text:p>
            </text:list-item>
          </text:list>
        </text:list-item>
        <text:list-item>
          <text:p text:style-name="P28">Local replacement</text:p>
          <text:list>
            <text:list-item>
              <text:p text:style-name="P30">A process can select a replacement frame from only its set of allocated frames.</text:p>
            </text:list-item>
            <text:list-item>
              <text:p text:style-name="P30"><text:soft-page-break/>Does not allow a process to increase its allocation</text:p>
            </text:list-item>
            <text:list-item>
              <text:p text:style-name="P23"><text:span text:style-name="T5">Page fault rate of a process is determined only by its behaviour at the cost of not getting </text:span><text:span text:style-name="T5">hold of other less used pages of memory.</text:span></text:p>
            </text:list-item>
          </text:list>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mpa </meta:initial-creator>
    <meta:creation-date>2012-03-06T17:15:13</meta:creation-date>
    <dc:date>2012-12-13T15:19:23</dc:date>
    <dc:creator>Kempa </dc:creator>
    <meta:editing-duration>PT6H22M16S</meta:editing-duration>
    <meta:editing-cycles>36</meta:editing-cycles>
    <meta:generator>LibreOffice/3.6$Linux_x86 LibreOffice_project/360m1$Build-2</meta:generator>
    <meta:document-statistic meta:table-count="0" meta:image-count="0" meta:object-count="0" meta:page-count="4" meta:paragraph-count="92" meta:word-count="1530" meta:character-count="8471" meta:non-whitespace-character-count="7103"/>
  </office:meta>
</office:document-meta>
</file>